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3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4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color="#0047ff"/>
    </style:style>
    <style:style style:name="T3" style:family="text">
      <style:text-properties fo:color="#ff000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1.5pt" style:font-size-asian="31.5pt" style:font-size-complex="31.5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2">Order (“chain”)</text:span></text:p>
                  </text:list-item>
                  <text:list-item>
                    <text:p><text:span text:style-name="T3">Scheduling (“glue”)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typed</text:p>
                <text:list>
                  <text:list-item>
                    <text:p>Uses register classes</text:p>
                  </text:list-item>
                </text:list>
              </text:list-item>
              <text:list-item>
                <text:p>Virtual registers (pre-RA)</text:p>
              </text:list-item>
              <text:list-item>
                <text:p>Phys. registers (post-RA)</text:p>
              </text:list-item>
              <text:list-item>
                <text:p>Operand order:</text:p>
                <text:list>
                  <text:list-item>
                    <text:p>Defs, uses</text:p>
                  </text:list-item>
                  <text:list-item>
                    <text:p>Imp-defs, imp-uses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also use the 'Num' field for encodings</text:p>
                  </text:list-item>
                </text:list>
                <text:p/>
              </text:list-item>
            </text:list>
          </draw:text-box>
        </draw:frame>
        <draw:frame draw:style-name="gr2" draw:layer="layout" svg:width="24.8cm" svg:height="9.095cm" svg:x="1.601cm" svg:y="8.901cm">
          <draw:text-box>
            <text:p>class XXXReg&lt;string n&gt; : Register&lt;n&gt; {</text:p>
            <text:p><text:s text:c="2"/>lield bits&lt;4&gt; Num;</text:p>
            <text:p><text:s text:c="2"/>let Namespace = “XXX”;</text:p>
            <text:p>}</text:p>
            <text:p/>
            <text:p>class R&lt;bits&lt;4&gt; num, string n&gt; : XXXReg&lt;n&gt; {</text:p>
            <text:p><text:s text:c="2"/>let Num = num;</text:p>
            <text:p>}</text:p>
            <text:p/>
            <text:p>def R0 : R&lt; 0, “r0” &gt;;</text:p>
            <text:p>...</text:p>
            <text:p>def SP : R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3" draw:layer="layout" svg:width="24.8cm" svg:height="2.69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3" draw:layer="layout" svg:width="24.8cm" svg:height="2.69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2" draw:layer="layout" svg:width="24.8cm" svg:height="7.8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625cm" svg:x="1.4cm" svg:y="0.778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4" draw:layer="layout" svg:width="23.6cm" svg:height="4.673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4">TableGen provides the 'AsmString' field:</text:span></text:p>
                <text:p><text:span text:style-name="T4"/></text:p>
                <text:p><text:span text:style-name="T4"/></text:p>
              </text:list-item>
              <text:list-item>
                <text:p><text:span text:style-name="T4">Used to define the assembly syntax for each instruction in TableGen.</text:span></text:p>
                <text:p><text:span text:style-name="T4"/></text:p>
                <text:p><text:span text:style-name="T4"/></text:p>
              </text:list-item>
              <text:list-item>
                <text:p><text:span text:style-name="T4">XXXInstPrinter::printOperand will be called on each operand</text:span></text:p>
              </text:list-item>
            </text:list>
          </draw:text-box>
        </draw:frame>
        <draw:frame draw:style-name="gr4" draw:layer="layout" svg:width="23.6cm" svg:height="3.199cm" svg:x="2.001cm" svg:y="6.726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5" draw:layer="layout" svg:width="23.6cm" svg:height="3.936cm" svg:x="2.002cm" svg:y="13.128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5" draw:text-style-name="P4" draw:layer="layout" svg:width="25.2cm" svg:height="12.043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4" draw:layer="layout" svg:width="23.6cm" svg:height="3.199cm" svg:x="2.002cm" svg:y="6.728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4" draw:layer="layout" svg:width="23.6cm" svg:height="2.462cm" svg:x="2.003cm" svg:y="13.43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operand-based encoding, you need to define bit fields with the same names as the operands: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5">XXXMCCodeEmitter::getMachineOpValue() will be called on each operand</text:span></text:p>
              </text:list-item>
            </text:list>
          </draw:text-box>
        </draw:frame>
        <draw:frame draw:style-name="gr4" draw:layer="layout" svg:width="23.6cm" svg:height="7.621cm" svg:x="2.002cm" svg:y="9.028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Returns the encoding of each operand...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placed, masked, and shifted into position</text:span></text:p>
              </text:list-item>
            </text:list>
          </draw:text-box>
        </draw:frame>
        <draw:frame draw:style-name="gr4" draw:layer="layout" svg:width="24.4cm" svg:height="9.832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For values that require fixing up, such as branch targets, record the relocation into Fixups and return zero.</text:span></text:p>
              </text:list-item>
            </text:list>
          </draw:text-box>
        </draw:frame>
        <draw:frame draw:style-name="gr4" draw:layer="layout" svg:width="24.4cm" svg:height="9.832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5.41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You will likely want the fixup to be target-specific for more control:</text:span></text:p>
              </text:list-item>
            </text:list>
          </draw:text-box>
        </draw:frame>
        <draw:frame draw:name="dfgsdfg" draw:style-name="gr4" draw:layer="layout" svg:width="24.8cm" svg:height="6.147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We must then implement some hooks.</text:span></text:p>
              </text:list-item>
              <text:list-item>
                <text:p><text:span text:style-name="T4">These are called at the end once the section layouts have been finalized</text:span></text:p>
              </text:list-item>
              <text:list-item>
                <text:p><text:span text:style-name="T4">XXXAsmBackend::processFixupValue()</text:span></text:p>
                <text:list>
                  <text:list-item>
                    <text:p><text:span text:style-name="T4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4">XXXAsmBackend::applyFixup()</text:span></text:p>
                <text:list>
                  <text:list-item>
                    <text:p><text:span text:style-name="T4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4">XXXObjectWriter::RecordRelocation()</text:span></text:p>
                <text:list>
                  <text:list-item>
                    <text:p><text:span text:style-name="T4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6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none" draw:fill-color="#ffffff" draw:fill-gradient-name="Gradient_20_7" draw:fill-hatch-name="Hatching_20_1" draw:fill-image-name="Bitmape_20_1" draw:fill-image-width="0cm" draw:fill-image-height="0cm"/>
      <style:paragraph-properties>
        <style:tab-stops/>
      </style:paragraph-properties>
      <style:text-properties fo:color="#ffffff" style:font-name="Consolas3" fo:font-family="Consolas" style:font-style-name="Regular" style:font-family-generic="swiss" style:font-pitch="fixed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swiss" style:font-pitch="fixed" fo:font-size="20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Calibri Light2" fo:font-family="'Calibri Light'" style:font-style-name="Light" style:font-pitch="variable" fo:font-size="32pt" fo:font-style="normal" fo:text-shadow="none" style:text-underline-style="none" fo:font-weight="250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 Light2" fo:font-family="'Calibri Light'" style:font-style-name="Light" style:font-pitch="variable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family-asian="Arial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44pt" fo:font-style="normal" fo:text-shadow="none" style:text-underline-style="none" fo:font-weight="normal" style:letter-kerning="true" style:font-name-asian="Arial" style:font-family-asian="Arial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3H12M6S</meta:editing-duration>
    <meta:editing-cycles>27</meta:editing-cycles>
    <dc:date>2014-04-01T12:41:02.534799183</dc:date>
    <meta:generator>LibreOffice/4.2.2.1$Linux_X86_64 LibreOffice_project/420m0$Build-1</meta:generator>
    <meta:document-statistic meta:object-count="243"/>
  </office:meta>
</office:document-meta>
</file>